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e_5f_droits_5f_echeances_5f_affilie" style:display-name="liste_droits_echeances_affilie" style:family="table">
      <style:table-properties style:width="16.999cm" table:align="margins" fo:background-color="transparent" fo:keep-with-next="auto">
        <style:background-image/>
      </style:table-properties>
    </style:style>
    <style:style style:name="liste_5f_droits_5f_echeances_5f_affilie.A" style:display-name="liste_droits_echeances_affilie.A" style:family="table-column">
      <style:table-column-properties style:column-width="4.948cm" style:rel-column-width="19074*"/>
    </style:style>
    <style:style style:name="liste_5f_droits_5f_echeances_5f_affilie.B" style:display-name="liste_droits_echeances_affilie.B" style:family="table-column">
      <style:table-column-properties style:column-width="5.133cm" style:rel-column-width="19789*"/>
    </style:style>
    <style:style style:name="liste_5f_droits_5f_echeances_5f_affilie.C" style:display-name="liste_droits_echeances_affilie.C" style:family="table-column">
      <style:table-column-properties style:column-width="3.043cm" style:rel-column-width="11730*"/>
    </style:style>
    <style:style style:name="liste_5f_droits_5f_echeances_5f_affilie.D" style:display-name="liste_droits_echeances_affilie.D" style:family="table-column">
      <style:table-column-properties style:column-width="3.875cm" style:rel-column-width="14942*"/>
    </style:style>
    <style:style style:name="liste_5f_droits_5f_echeances_5f_affilie.1" style:display-name="liste_droits_echeances_affilie.1" style:family="table-row">
      <style:table-row-properties style:row-height="0.801cm" fo:background-color="transparent" style:keep-together="false" fo:keep-together="always">
        <style:background-image/>
      </style:table-row-properties>
    </style:style>
    <style:style style:name="liste_5f_droits_5f_echeances_5f_affilie.A1" style:display-name="liste_droits_echeances_affilie.A1" style:family="table-cell">
      <style:table-cell-properties fo:background-color="#cccccc" fo:padding="0.097cm" fo:border-left="0.018cm solid #000000" fo:border-right="none" fo:border-top="0.018cm solid #000000" fo:border-bottom="0.018cm solid #000000">
        <style:background-image/>
      </style:table-cell-properties>
    </style:style>
    <style:style style:name="liste_5f_droits_5f_echeances_5f_affilie.D1" style:display-name="liste_droits_echeances_affilie.D1" style:family="table-cell">
      <style:table-cell-properties fo:background-color="#cccccc" fo:padding="0.097cm" fo:border="0.018cm solid #000000">
        <style:background-image/>
      </style:table-cell-properties>
    </style:style>
    <style:style style:name="liste_5f_droits_5f_echeances_5f_affilie.2" style:display-name="liste_droits_echeances_affilie.2" style:family="table-row">
      <style:table-row-properties style:keep-together="false" fo:keep-together="always"/>
    </style:style>
    <style:style style:name="liste_5f_droits_5f_echeances_5f_affilie.A2" style:display-name="liste_droits_echeances_affilie.A2" style:family="table-cell">
      <style:table-cell-properties fo:background-color="transparent" fo:padding="0.097cm" fo:border-left="0.018cm solid #000000" fo:border-right="none" fo:border-top="none" fo:border-bottom="0.018cm solid #000000">
        <style:background-image/>
      </style:table-cell-properties>
    </style:style>
    <style:style style:name="liste_5f_droits_5f_echeances_5f_affilie.D2" style:display-name="liste_droits_echeances_affilie.D2" style:family="table-cell">
      <style:table-cell-properties fo:background-color="transparent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contenu_20_tableau_20_1e_20_ligne">
      <style:paragraph-properties fo:text-align="start" style:justify-single-word="false" style:vertical-align="top"/>
      <style:text-properties style:text-underline-style="none"/>
    </style:style>
    <style:style style:name="P3" style:family="paragraph" style:parent-style-name="Text_20_body">
      <style:text-properties fo:font-size="6pt" style:font-size-asian="6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liste_droits_echeances_affilie" table:style-name="liste_5f_droits_5f_echeances_5f_affilie">
        <table:table-column table:style-name="liste_5f_droits_5f_echeances_5f_affilie.A"/>
        <table:table-column table:style-name="liste_5f_droits_5f_echeances_5f_affilie.B"/>
        <table:table-column table:style-name="liste_5f_droits_5f_echeances_5f_affilie.C"/>
        <table:table-column table:style-name="liste_5f_droits_5f_echeances_5f_affilie.D"/>
        <table:table-header-rows>
          <table:table-row table:style-name="liste_5f_droits_5f_echeances_5f_affilie.1">
            <table:table-cell table:style-name="liste_5f_droits_5f_echeances_5f_affilie.A1" office:value-type="string">
              <text:p text:style-name="P2">%{HEADER_ROWS:0}%%{0,entete}%%=entete_allocataire=%</text:p>
            </table:table-cell>
            <table:table-cell table:style-name="liste_5f_droits_5f_echeances_5f_affilie.A1" office:value-type="string">
              <text:p text:style-name="P2">%=entete_enfant=%</text:p>
            </table:table-cell>
            <table:table-cell table:style-name="liste_5f_droits_5f_echeances_5f_affilie.A1" office:value-type="string">
              <text:p text:style-name="P2">%=entete_dateEcheance=%</text:p>
              <text:p text:style-name="P2"/>
            </table:table-cell>
            <table:table-cell table:style-name="liste_5f_droits_5f_echeances_5f_affilie.D1" office:value-type="string">
              <text:p text:style-name="P2">%=entete_motif=%</text:p>
            </table:table-cell>
          </table:table-row>
        </table:table-header-rows>
        <table:table-row table:style-name="liste_5f_droits_5f_echeances_5f_affilie.2">
          <table:table-cell table:style-name="liste_5f_droits_5f_echeances_5f_affilie.A2" office:value-type="string">
            <text:p text:style-name="P1">%{colonne}%%=col_allocataire=%</text:p>
          </table:table-cell>
          <table:table-cell table:style-name="liste_5f_droits_5f_echeances_5f_affilie.A2" office:value-type="string">
            <text:p text:style-name="P1">%=col_enfant=%</text:p>
          </table:table-cell>
          <table:table-cell table:style-name="liste_5f_droits_5f_echeances_5f_affilie.A2" office:value-type="string">
            <text:p text:style-name="P1">%=col_dateEcheance=%</text:p>
          </table:table-cell>
          <table:table-cell table:style-name="liste_5f_droits_5f_echeances_5f_affilie.D2" office:value-type="string">
            <text:p text:style-name="P1">%=col_motif=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10-12-21T13:48:42</dc:date>
    <meta:editing-cycles>30</meta:editing-cycles>
    <meta:editing-duration>PT1H8M5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8" meta:word-count="22" meta:character-count="184"/>
  </office:meta>
</office:document-meta>
</file>